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IBMPlexMono," svg:font-family="'IBMPlexMono,', 'Courier New', ', monospace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7.608cm" style:rel-column-width="4313*"/>
    </style:style>
    <style:style style:name="Tabla1.B" style:family="table-column">
      <style:table-column-properties style:column-width="9.393cm" style:rel-column-width="5325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9.195cm" style:rel-column-width="5213*"/>
    </style:style>
    <style:style style:name="Tabla2.B" style:family="table-column">
      <style:table-column-properties style:column-width="7.805cm" style:rel-column-width="4425*"/>
    </style:style>
    <style:style style:name="Tabla2.A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9638*"/>
    </style:style>
    <style:style style:name="Tabla3.A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A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0.5pt solid #000000" fo:border-top="none" fo:border-bottom="0.5pt solid #000000"/>
    </style:style>
    <style:style style:name="Tabla6.A3" style:family="table-cell">
      <style:table-cell-properties fo:padding="0.097cm" fo:border-left="0.5pt solid #000000" fo:border-right="none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A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0.5pt solid #000000" fo:border-top="none" fo:border-bottom="0.5pt solid #000000"/>
    </style:style>
    <style:style style:name="Tabla7.A3" style:family="table-cell">
      <style:table-cell-properties fo:padding="0.097cm" fo:border-left="0.5pt solid #000000" fo:border-right="none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4*"/>
    </style:style>
    <style:style style:name="Tabla8.A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4*"/>
    </style:style>
    <style:style style:name="Tabla9.A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8.5cm" style:rel-column-width="32767*"/>
    </style:style>
    <style:style style:name="Tabla10.A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0.5pt solid #000000" fo:border-top="none" fo:border-bottom="0.5pt solid #000000"/>
    </style:style>
    <style:style style:name="Tabla10.3" style:family="table-row">
      <style:table-row-properties style:min-row-height="0.806cm"/>
    </style:style>
    <style:style style:name="Tabla10.A3" style:family="table-cell">
      <style:table-cell-properties fo:padding="0.097cm" fo:border-left="0.5pt solid #000000" fo:border-right="none" fo:border-top="none" fo:border-bottom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4*"/>
    </style:style>
    <style:style style:name="Tabla11.A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0.5pt solid #000000" fo:border-top="none" fo:border-bottom="0.5pt solid #000000"/>
    </style:style>
    <style:style style:name="Tabla4.3" style:family="table-row">
      <style:table-row-properties style:min-row-height="0.806cm"/>
    </style:style>
    <style:style style:name="Tabla4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text-align="center" style:justify-single-word="false"/>
      <style:text-properties style:font-name="Arial" fo:font-size="7pt" officeooo:paragraph-rsid="001cb06f" style:font-size-asian="7pt" style:font-size-complex="7pt"/>
    </style:style>
    <style:style style:name="P3" style:family="paragraph" style:parent-style-name="Standard">
      <style:paragraph-properties style:line-height-at-least="0.476cm"/>
      <style:text-properties style:font-name="Arial" fo:font-size="7pt" style:font-size-asian="7pt" style:font-size-complex="7pt"/>
    </style:style>
    <style:style style:name="P4" style:family="paragraph" style:parent-style-name="Standard">
      <style:paragraph-properties style:line-height-at-least="0.476cm"/>
      <style:text-properties style:font-name="Arial" fo:font-size="7pt" officeooo:paragraph-rsid="0021224e" style:font-size-asian="7pt" style:font-size-complex="7pt"/>
    </style:style>
    <style:style style:name="P5" style:family="paragraph" style:parent-style-name="Standard">
      <style:paragraph-properties style:line-height-at-least="0.476cm"/>
      <style:text-properties style:font-name="Arial" fo:font-size="7pt" officeooo:paragraph-rsid="0027f4e7" style:font-size-asian="7pt" style:font-size-complex="7pt"/>
    </style:style>
    <style:style style:name="P6" style:family="paragraph" style:parent-style-name="Standard">
      <style:paragraph-properties style:line-height-at-least="0.503cm"/>
      <style:text-properties style:font-name="Arial" fo:font-size="7pt" officeooo:rsid="0021224e" officeooo:paragraph-rsid="0021224e" style:font-size-asian="7pt" style:font-size-complex="7pt"/>
    </style:style>
    <style:style style:name="P7" style:family="paragraph" style:parent-style-name="Standard">
      <style:text-properties style:font-name="Arial" fo:font-size="7pt" officeooo:paragraph-rsid="00241e7f" style:font-size-asian="7pt" style:font-size-complex="7pt"/>
    </style:style>
    <style:style style:name="P8" style:family="paragraph" style:parent-style-name="Standard">
      <style:text-properties style:font-name="Arial" fo:font-size="7pt" officeooo:paragraph-rsid="0022b07c" style:font-size-asian="7pt" style:font-size-complex="7pt"/>
    </style:style>
    <style:style style:name="P9" style:family="paragraph" style:parent-style-name="Standard">
      <style:paragraph-properties style:line-height-at-least="0.476cm"/>
      <style:text-properties fo:color="#000000" loext:opacity="100%" style:font-name="Arial" fo:font-size="7pt" fo:font-weight="normal" fo:background-color="#fffffe" style:font-size-asian="7pt" style:font-size-complex="7pt"/>
    </style:style>
    <style:style style:name="P10" style:family="paragraph" style:parent-style-name="Standard">
      <style:paragraph-properties style:line-height-at-least="0.476cm"/>
      <style:text-properties fo:color="#000000" loext:opacity="100%" style:font-name="Arial" fo:font-size="7pt" fo:font-weight="normal" officeooo:paragraph-rsid="0027f4e7" fo:background-color="#fffffe" style:font-size-asian="7pt" style:font-size-complex="7pt"/>
    </style:style>
    <style:style style:name="P11" style:family="paragraph" style:parent-style-name="Standard">
      <style:text-properties fo:color="#000000" loext:opacity="100%" style:font-name="Arial" fo:font-size="7pt" fo:font-weight="normal" officeooo:paragraph-rsid="00241e7f" fo:background-color="#fffffe" style:font-size-asian="7pt" style:font-size-complex="7pt"/>
    </style:style>
    <style:style style:name="P12" style:family="paragraph" style:parent-style-name="Standard">
      <style:text-properties fo:color="#000000" loext:opacity="100%" style:font-name="Arial" fo:font-size="7pt" fo:font-weight="normal" officeooo:paragraph-rsid="0027f4e7" fo:background-color="#fffffe" style:font-size-asian="7pt" style:font-size-complex="7pt"/>
    </style:style>
    <style:style style:name="P13" style:family="paragraph" style:parent-style-name="Standard">
      <style:text-properties fo:color="#000000" loext:opacity="100%" style:font-name="Arial" fo:font-size="7pt" fo:font-weight="normal" officeooo:paragraph-rsid="0022b07c" fo:background-color="#fffffe" style:font-size-asian="7pt" style:font-size-complex="7pt"/>
    </style:style>
    <style:style style:name="P14" style:family="paragraph" style:parent-style-name="Standard">
      <style:paragraph-properties style:line-height-at-least="0.476cm"/>
      <style:text-properties fo:color="#000000" loext:opacity="100%" style:font-name="Arial" fo:font-size="7pt" fo:background-color="#fffffe" style:font-size-asian="7pt" style:font-size-complex="7pt"/>
    </style:style>
    <style:style style:name="P15" style:family="paragraph" style:parent-style-name="Standard">
      <style:paragraph-properties style:line-height-at-least="0.476cm"/>
      <style:text-properties fo:color="#000000" loext:opacity="100%" style:font-name="Arial" fo:font-size="7pt" officeooo:paragraph-rsid="0027f4e7" fo:background-color="#fffffe" style:font-size-asian="7pt" style:font-size-complex="7pt"/>
    </style:style>
    <style:style style:name="P16" style:family="paragraph" style:parent-style-name="Standard">
      <style:text-properties officeooo:paragraph-rsid="0021224e"/>
    </style:style>
    <style:style style:name="P17" style:family="paragraph" style:parent-style-name="Standard">
      <style:text-properties officeooo:paragraph-rsid="0021cc2b"/>
    </style:style>
    <style:style style:name="P18" style:family="paragraph" style:parent-style-name="Standard">
      <style:text-properties officeooo:paragraph-rsid="0022b07c"/>
    </style:style>
    <style:style style:name="P19" style:family="paragraph" style:parent-style-name="Standard">
      <style:text-properties officeooo:paragraph-rsid="00241e7f"/>
    </style:style>
    <style:style style:name="P20" style:family="paragraph" style:parent-style-name="Standard">
      <style:text-properties officeooo:paragraph-rsid="0027f4e7"/>
    </style:style>
    <style:style style:name="P21" style:family="paragraph" style:parent-style-name="Standard">
      <style:text-properties fo:font-size="7pt" officeooo:paragraph-rsid="0027f4e7" style:font-size-asian="7pt" style:font-size-complex="7pt"/>
    </style:style>
    <style:style style:name="P22" style:family="paragraph" style:parent-style-name="Standard">
      <style:text-properties fo:font-size="7pt" officeooo:paragraph-rsid="0022b07c" style:font-size-asian="7pt" style:font-size-complex="7pt"/>
    </style:style>
    <style:style style:name="P23" style:family="paragraph" style:parent-style-name="Subtitle">
      <style:text-properties officeooo:rsid="001c5618" officeooo:paragraph-rsid="001c5618"/>
    </style:style>
    <style:style style:name="P24" style:family="paragraph" style:parent-style-name="Table_20_Contents">
      <style:text-properties style:font-name="Arial" fo:font-size="7pt" officeooo:rsid="001cb06f" officeooo:paragraph-rsid="001cb06f" style:font-size-asian="7pt" style:font-size-complex="7pt"/>
    </style:style>
    <style:style style:name="P25" style:family="paragraph" style:parent-style-name="Table_20_Contents">
      <style:text-properties style:font-name="Arial" fo:font-size="7pt" officeooo:rsid="00204e2b" officeooo:paragraph-rsid="00204e2b" style:font-size-asian="7pt" style:font-size-complex="7pt"/>
    </style:style>
    <style:style style:name="P26" style:family="paragraph" style:parent-style-name="Table_20_Contents">
      <style:text-properties style:font-name="Arial" fo:font-size="7pt" officeooo:rsid="00263db9" officeooo:paragraph-rsid="00263db9" style:font-size-asian="7pt" style:font-size-complex="7pt"/>
    </style:style>
    <style:style style:name="P27" style:family="paragraph" style:parent-style-name="Table_20_Contents">
      <style:text-properties style:font-name="Arial" fo:font-size="7pt" officeooo:rsid="00263db9" officeooo:paragraph-rsid="0027f4e7" style:font-size-asian="7pt" style:font-size-complex="7pt"/>
    </style:style>
    <style:style style:name="P28" style:family="paragraph" style:parent-style-name="Table_20_Contents">
      <style:text-properties style:font-name="Arial" fo:font-size="7pt" officeooo:rsid="002179d8" officeooo:paragraph-rsid="00241e7f" style:font-size-asian="7pt" style:font-size-complex="7pt"/>
    </style:style>
    <style:style style:name="P29" style:family="paragraph" style:parent-style-name="Table_20_Contents">
      <style:text-properties style:font-name="Arial" fo:font-size="7pt" officeooo:rsid="002179d8" officeooo:paragraph-rsid="0022b07c" style:font-size-asian="7pt" style:font-size-complex="7pt"/>
    </style:style>
    <style:style style:name="P30" style:family="paragraph" style:parent-style-name="Table_20_Contents">
      <style:text-properties fo:font-size="7pt" officeooo:rsid="002179d8" officeooo:paragraph-rsid="0027f4e7" style:font-size-asian="7pt" style:font-size-complex="7pt"/>
    </style:style>
    <style:style style:name="P31" style:family="paragraph" style:parent-style-name="Table_20_Contents">
      <style:text-properties fo:font-size="7pt" officeooo:rsid="002179d8" officeooo:paragraph-rsid="0022b07c" style:font-size-asian="7pt" style:font-size-complex="7pt"/>
    </style:style>
    <style:style style:name="P32" style:family="paragraph" style:parent-style-name="Table_20_Contents">
      <style:text-properties officeooo:rsid="002179d8" officeooo:paragraph-rsid="0021cc2b"/>
    </style:style>
    <style:style style:name="P33" style:family="paragraph" style:parent-style-name="Table_20_Contents">
      <style:text-properties officeooo:paragraph-rsid="0021cc2b"/>
    </style:style>
    <style:style style:name="P34" style:family="paragraph" style:parent-style-name="Text_20_body">
      <style:text-properties officeooo:rsid="001c5618" officeooo:paragraph-rsid="001c5618"/>
    </style:style>
    <style:style style:name="P35" style:family="paragraph" style:parent-style-name="Text_20_body">
      <style:text-properties officeooo:rsid="001c5618" officeooo:paragraph-rsid="0021224e"/>
    </style:style>
    <style:style style:name="P36" style:family="paragraph" style:parent-style-name="Title">
      <style:text-properties officeooo:rsid="00038d3b" officeooo:paragraph-rsid="001c5618"/>
    </style:style>
    <style:style style:name="P37" style:family="paragraph" style:parent-style-name="Title">
      <style:text-properties officeooo:paragraph-rsid="001c5618"/>
    </style:style>
    <style:style style:name="T1" style:family="text">
      <style:text-properties fo:font-weight="normal"/>
    </style:style>
    <style:style style:name="T2" style:family="text">
      <style:text-properties style:font-name="IBMPlexMono," fo:font-weight="normal"/>
    </style:style>
    <style:style style:name="T3" style:family="text">
      <style:text-properties style:font-name="IBMPlexMono," fo:font-size="9pt" fo:font-weight="normal"/>
    </style:style>
    <style:style style:name="T4" style:family="text">
      <style:text-properties fo:color="#000000" loext:opacity="100%" fo:font-weight="normal" fo:background-color="#fffffe" loext:char-shading-value="0"/>
    </style:style>
    <style:style style:name="T5" style:family="text">
      <style:text-properties fo:color="#000000" loext:opacity="100%" style:font-name="IBMPlexMono," fo:font-weight="normal" fo:background-color="#fffffe" loext:char-shading-value="0"/>
    </style:style>
    <style:style style:name="T6" style:family="text">
      <style:text-properties fo:color="#000000" loext:opacity="100%" style:font-name="IBMPlexMono," fo:font-size="9pt" fo:font-weight="normal" fo:background-color="#fffffe" loext:char-shading-value="0"/>
    </style:style>
    <style:style style:name="T7" style:family="text">
      <style:text-properties fo:color="#000000" loext:opacity="100%" fo:background-color="#fffffe" loext:char-shading-value="0"/>
    </style:style>
    <style:style style:name="T8" style:family="text">
      <style:text-properties fo:color="#a31515" loext:opacity="100%"/>
    </style:style>
    <style:style style:name="T9" style:family="text">
      <style:text-properties fo:color="#a31515" loext:opacity="100%" style:font-name="IBMPlexMono," fo:font-size="9pt" fo:font-weight="normal"/>
    </style:style>
    <style:style style:name="T10" style:family="text">
      <style:text-properties fo:color="#a31515" loext:opacity="100%" style:font-name="IBMPlexMono," fo:font-size="9pt" fo:font-weight="normal" fo:background-color="#fffffe" loext:char-shading-value="0"/>
    </style:style>
    <style:style style:name="T11" style:family="text">
      <style:text-properties fo:color="#a31515" loext:opacity="100%" style:font-name="IBMPlexMono," fo:font-weight="normal"/>
    </style:style>
    <style:style style:name="T12" style:family="text">
      <style:text-properties fo:color="#a31515" loext:opacity="100%" style:font-name="IBMPlexMono," fo:font-weight="normal" fo:background-color="#fffffe" loext:char-shading-value="0"/>
    </style:style>
    <style:style style:name="T13" style:family="text">
      <style:text-properties fo:color="#a31515" loext:opacity="100%" fo:font-weight="normal"/>
    </style:style>
    <style:style style:name="T14" style:family="text">
      <style:text-properties fo:color="#a31515" loext:opacity="100%" fo:font-weight="normal" fo:background-color="#fffffe" loext:char-shading-value="0"/>
    </style:style>
    <style:style style:name="T15" style:family="text">
      <style:text-properties fo:color="#0451a5" loext:opacity="100%"/>
    </style:style>
    <style:style style:name="T16" style:family="text">
      <style:text-properties fo:color="#0451a5" loext:opacity="100%" style:font-name="IBMPlexMono," fo:font-size="9pt" fo:font-weight="normal"/>
    </style:style>
    <style:style style:name="T17" style:family="text">
      <style:text-properties fo:color="#0451a5" loext:opacity="100%" style:font-name="IBMPlexMono," fo:font-size="9pt" fo:font-weight="normal" fo:background-color="#fffffe" loext:char-shading-value="0"/>
    </style:style>
    <style:style style:name="T18" style:family="text">
      <style:text-properties fo:color="#0451a5" loext:opacity="100%" style:font-name="IBMPlexMono," fo:font-size="9pt" fo:font-weight="bold"/>
    </style:style>
    <style:style style:name="T19" style:family="text">
      <style:text-properties fo:color="#0451a5" loext:opacity="100%" style:font-name="IBMPlexMono," fo:font-weight="normal"/>
    </style:style>
    <style:style style:name="T20" style:family="text">
      <style:text-properties fo:color="#0451a5" loext:opacity="100%" style:font-name="IBMPlexMono," fo:font-weight="normal" fo:background-color="#fffffe" loext:char-shading-value="0"/>
    </style:style>
    <style:style style:name="T21" style:family="text">
      <style:text-properties fo:color="#0451a5" loext:opacity="100%" style:font-name="IBMPlexMono," fo:font-weight="bold"/>
    </style:style>
    <style:style style:name="T22" style:family="text">
      <style:text-properties fo:color="#0451a5" loext:opacity="100%" fo:font-weight="normal"/>
    </style:style>
    <style:style style:name="T23" style:family="text">
      <style:text-properties fo:color="#0451a5" loext:opacity="100%" fo:font-weight="normal" fo:background-color="#fffffe" loext:char-shading-value="0"/>
    </style:style>
    <style:style style:name="T24" style:family="text">
      <style:text-properties fo:color="#0451a5" loext:opacity="100%" fo:font-weight="bold"/>
    </style:style>
    <style:style style:name="T25" style:family="text">
      <style:text-properties fo:color="#0451a5" loext:opacity="100%" officeooo:rsid="0027f4e7"/>
    </style:style>
    <style:style style:name="T26" style:family="text">
      <style:text-properties fo:color="#098658" loext:opacity="100%" style:font-name="IBMPlexMono," fo:font-size="9pt" fo:font-weight="normal"/>
    </style:style>
    <style:style style:name="T27" style:family="text">
      <style:text-properties fo:color="#098658" loext:opacity="100%" style:font-name="IBMPlexMono," fo:font-weight="normal"/>
    </style:style>
    <style:style style:name="T28" style:family="text">
      <style:text-properties fo:color="#098658" loext:opacity="100%" fo:font-weight="normal"/>
    </style:style>
    <style:style style:name="T29" style:family="text">
      <style:text-properties officeooo:rsid="0021224e"/>
    </style:style>
    <style:style style:name="T30" style:family="text">
      <style:text-properties officeooo:rsid="002179d8"/>
    </style:style>
    <style:style style:name="T31" style:family="text">
      <style:text-properties officeooo:rsid="0021cc2b"/>
    </style:style>
    <style:style style:name="T32" style:family="text">
      <style:text-properties officeooo:rsid="0022b07c"/>
    </style:style>
    <style:style style:name="T33" style:family="text">
      <style:text-properties officeooo:rsid="00241e7f"/>
    </style:style>
    <style:style style:name="T34" style:family="text">
      <style:text-properties officeooo:rsid="0025c063"/>
    </style:style>
    <style:style style:name="T35" style:family="text">
      <style:text-properties officeooo:rsid="0027f4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TESTS</text:p>
      <text:p text:style-name="P37">POSTMAN</text:p>
      <text:p text:style-name="P23">User</text:p>
      <table:table table:name="Tabla1" table:style-name="Tabla1">
        <table:table-column table:style-name="Tabla1.A"/>
        <table:table-column table:style-name="Tabla1.B"/>
        <table:table-row table:style-name="TableLine1317113529968">
          <table:table-cell table:style-name="Tabla1.A1" table:number-columns-spanned="2" office:value-type="string">
            <text:p text:style-name="P2">router.get('/', userCtrol.getUsers)</text:p>
          </table:table-cell>
          <table:covered-table-cell/>
        </table:table-row>
        <table:table-row table:style-name="TableLine1317113529968">
          <table:table-cell table:style-name="Tabla1.A2" office:value-type="string">
            <text:p text:style-name="P1"><text:span text:style-name="T4">{</text:span></text:p>
            <text:p text:style-name="P14">    <text:span text:style-name="T13">"message"</text:span><text:span text:style-name="T1">: </text:span><text:span text:style-name="T22">"Usuarios registrados"</text:span><text:span text:style-name="T1">,</text:span></text:p>
            <text:p text:style-name="P14">    <text:span text:style-name="T13">"users"</text:span><text:span text:style-name="T1">: [</text:span></text:p>
            <text:p text:style-name="P14">        <text:span text:style-name="T1">{</text:span></text:p>
            <text:p text:style-name="P14">            <text:span text:style-name="T13">"first_name"</text:span><text:span text:style-name="T1">: </text:span><text:span text:style-name="T24">null</text:span><text:span text:style-name="T1">,</text:span></text:p>
            <text:p text:style-name="P14">            <text:span text:style-name="T13">"last_name"</text:span><text:span text:style-name="T1">: </text:span><text:span text:style-name="T24">null</text:span><text:span text:style-name="T1">,</text:span></text:p>
            <text:p text:style-name="P14">            <text:span text:style-name="T13">"email"</text:span><text:span text:style-name="T1">: </text:span><text:span text:style-name="T22">"adminCoder@coder.com"</text:span><text:span text:style-name="T1">,</text:span></text:p>
            <text:p text:style-name="P14">            <text:span text:style-name="T13">"role"</text:span><text:span text:style-name="T1">: </text:span><text:span text:style-name="T22">"ADMIN"</text:span></text:p>
            <text:p text:style-name="P14">        <text:span text:style-name="T1">},</text:span></text:p>
            <text:p text:style-name="P14">        <text:span text:style-name="T1">{</text:span></text:p>
            <text:p text:style-name="P14">            <text:span text:style-name="T13">"first_name"</text:span><text:span text:style-name="T1">: </text:span><text:span text:style-name="T22">"dennis"</text:span><text:span text:style-name="T1">,</text:span></text:p>
            <text:p text:style-name="P14">            <text:span text:style-name="T13">"last_name"</text:span><text:span text:style-name="T1">: </text:span><text:span text:style-name="T22">"rodriguez"</text:span><text:span text:style-name="T1">,</text:span></text:p>
            <text:p text:style-name="P14">            <text:span text:style-name="T13">"email"</text:span><text:span text:style-name="T1">: </text:span><text:span text:style-name="T22">"dennis.mrodriguez@gmail.com"</text:span><text:span text:style-name="T1">,</text:span></text:p>
            <text:p text:style-name="P14">            <text:span text:style-name="T13">"role"</text:span><text:span text:style-name="T1">: </text:span><text:span text:style-name="T22">"USER"</text:span></text:p>
            <text:p text:style-name="P14">        <text:span text:style-name="T1">}</text:span></text:p>
            <text:p text:style-name="P14">    <text:span text:style-name="T1">]</text:span></text:p>
            <text:p text:style-name="P3"><text:span text:style-name="T4">}</text:span></text:p>
          </table:table-cell>
          <table:table-cell table:style-name="Tabla1.B2" office:value-type="string">
            <text:p text:style-name="P24">Muestra la lista de todos los usuarios registrados.</text:p>
          </table:table-cell>
        </table:table-row>
      </table:table>
      <text:p text:style-name="P34"/>
      <table:table table:name="Tabla2" table:style-name="Tabla2">
        <table:table-column table:style-name="Tabla2.A"/>
        <table:table-column table:style-name="Tabla2.B"/>
        <table:table-row table:style-name="TableLine1317113516720">
          <table:table-cell table:style-name="Tabla2.A1" table:number-columns-spanned="2" office:value-type="string">
            <text:p text:style-name="P1">router.get('/:userId', handlePolicies(['USER', 'ADMIN']), userCtrol.getUserById);</text:p>
          </table:table-cell>
          <table:covered-table-cell/>
        </table:table-row>
        <table:table-row table:style-name="TableLine1317113516720">
          <table:table-cell table:style-name="Tabla2.A2" table:number-columns-spanned="2" office:value-type="string">
            <text:p text:style-name="P6">Rol: USER o ADMIN</text:p>
          </table:table-cell>
          <table:covered-table-cell/>
        </table:table-row>
        <table:table-row table:style-name="TableLine1317113516720">
          <table:table-cell table:style-name="Tabla2.A3" office:value-type="string">
            <text:p text:style-name="P9">{</text:p>
            <text:p text:style-name="P14">    <text:span text:style-name="T13">"user"</text:span><text:span text:style-name="T1">: {</text:span></text:p>
            <text:p text:style-name="P14">        <text:span text:style-name="T13">"_id"</text:span><text:span text:style-name="T1">: </text:span><text:span text:style-name="T22">"6685dfff8405d1b51f47fd1f"</text:span><text:span text:style-name="T1">,</text:span></text:p>
            <text:p text:style-name="P14">        <text:span text:style-name="T13">"first_name"</text:span><text:span text:style-name="T1">: </text:span><text:span text:style-name="T22">"dennis"</text:span><text:span text:style-name="T1">,</text:span></text:p>
            <text:p text:style-name="P14">        <text:span text:style-name="T13">"last_name"</text:span><text:span text:style-name="T1">: </text:span><text:span text:style-name="T22">"rodriguez"</text:span><text:span text:style-name="T1">,</text:span></text:p>
            <text:p text:style-name="P14">        <text:span text:style-name="T13">"email"</text:span><text:span text:style-name="T1">: </text:span><text:span text:style-name="T22">"dennis.mrodriguez@gmail.com"</text:span><text:span text:style-name="T1">,</text:span></text:p>
            <text:p text:style-name="P14">        <text:span text:style-name="T13">"age"</text:span><text:span text:style-name="T1">: </text:span><text:span text:style-name="T28">42</text:span><text:span text:style-name="T1">,</text:span></text:p>
            <text:p text:style-name="P14">        <text:span text:style-name="T13">"password"</text:span><text:span text:style-name="T1">: </text:span><text:span text:style-name="T22">"$2b$10$Ltx0eEi2nHc5p7pCZUWBr.8HVxIMSMn5m8mbTcIWcI4WnPprnD4we"</text:span><text:span text:style-name="T1">,</text:span></text:p>
            <text:p text:style-name="P14">        <text:span text:style-name="T13">"role"</text:span><text:span text:style-name="T1">: </text:span><text:span text:style-name="T22">"USER"</text:span><text:span text:style-name="T1">,</text:span></text:p>
            <text:p text:style-name="P14">        <text:span text:style-name="T13">"last_connection"</text:span><text:span text:style-name="T1">: </text:span><text:span text:style-name="T22">"2024-07-04T00:06:34.289Z"</text:span><text:span text:style-name="T1">,</text:span></text:p>
            <text:p text:style-name="P14">        <text:span text:style-name="T13">"carts"</text:span><text:span text:style-name="T1">: [],</text:span></text:p>
            <text:p text:style-name="P14">        <text:span text:style-name="T13">"__v"</text:span><text:span text:style-name="T1">: </text:span><text:span text:style-name="T28">0</text:span></text:p>
            <text:p text:style-name="P14">    <text:span text:style-name="T1">}</text:span></text:p>
            <text:p text:style-name="P3"><text:span text:style-name="T4">}</text:span></text:p>
          </table:table-cell>
          <table:table-cell table:style-name="Tabla2.A2" office:value-type="string">
            <text:p text:style-name="P25">Muestra los datos del usuario <text:span text:style-name="T29">de</text:span> ese id.</text:p>
          </table:table-cell>
        </table:table-row>
      </table:table>
      <text:p text:style-name="P34"/>
      <text:p text:style-name="P35"/>
      <text:p text:style-name="P35"/>
      <text:p text:style-name="P35"/>
      <table:table table:name="Tabla3" table:style-name="Tabla3">
        <table:table-column table:style-name="Tabla3.A"/>
        <text:soft-page-break/>
        <table:table-row table:style-name="TableLine1317113517872">
          <table:table-cell table:style-name="Tabla3.A1" office:value-type="string">
            <text:p text:style-name="P1">router.get('/:userId', handlePolicies(['USER', 'ADMIN']), userCtrol.getUserById);</text:p>
          </table:table-cell>
        </table:table-row>
        <table:table-row table:style-name="TableLine1317113517872">
          <table:table-cell table:style-name="Tabla3.A2" office:value-type="string">
            <text:p text:style-name="P6">Rol: <text:span text:style-name="T30">otro rol.</text:span></text:p>
          </table:table-cell>
        </table:table-row>
        <table:table-row table:style-name="TableLine1317113517872">
          <table:table-cell table:style-name="Tabla3.A2" office:value-type="string">
            <text:p text:style-name="P4"><text:span text:style-name="T4">    </text:span><text:span text:style-name="T14">"message"</text:span><text:span text:style-name="T4">: </text:span><text:span text:style-name="T23">"Acceso denegado. Rol no autorizado."</text:span></text:p>
          </table:table-cell>
        </table:table-row>
      </table:table>
      <text:p text:style-name="P16"/>
      <table:table table:name="Tabla6" table:style-name="Tabla6">
        <table:table-column table:style-name="Tabla6.A" table:number-columns-repeated="2"/>
        <table:table-row table:style-name="TableLine1317113518160">
          <table:table-cell table:style-name="Tabla6.A1" table:number-columns-spanned="2" office:value-type="string">
            <text:p text:style-name="P17">router.post('/:userId/carts/:cartId', handlePolicies(['USER', 'ADMIN']), userCtrol.addCartInUser);</text:p>
          </table:table-cell>
          <table:covered-table-cell/>
        </table:table-row>
        <table:table-row table:style-name="TableLine1317113518160">
          <table:table-cell table:style-name="Tabla6.A2" table:number-columns-spanned="2" office:value-type="string">
            <text:p text:style-name="P32">Rol: USER o ADMIN</text:p>
          </table:table-cell>
          <table:covered-table-cell/>
        </table:table-row>
        <table:table-row table:style-name="TableLine1317113518160">
          <table:table-cell table:style-name="Tabla6.A3" office:value-type="string">
            <text:p text:style-name="P33"/>
          </table:table-cell>
          <table:table-cell table:style-name="Tabla6.A2" office:value-type="string">
            <text:p text:style-name="P33"/>
          </table:table-cell>
        </table:table-row>
      </table:table>
      <text:p text:style-name="P17"/>
      <table:table table:name="Tabla7" table:style-name="Tabla7">
        <table:table-column table:style-name="Tabla7.A" table:number-columns-repeated="2"/>
        <table:table-row table:style-name="TableLine1317113538032">
          <table:table-cell table:style-name="Tabla7.A1" table:number-columns-spanned="2" office:value-type="string">
            <text:p text:style-name="P17">router.post('/:userId/carts/:cartId', handlePolicies(['USER', 'ADMIN']), userCtrol.addCartInUser);</text:p>
          </table:table-cell>
          <table:covered-table-cell/>
        </table:table-row>
        <table:table-row table:style-name="TableLine1317113538032">
          <table:table-cell table:style-name="Tabla7.A2" table:number-columns-spanned="2" office:value-type="string">
            <text:p text:style-name="P32">Rol: <text:span text:style-name="T31">otro rol</text:span></text:p>
          </table:table-cell>
          <table:covered-table-cell/>
        </table:table-row>
        <table:table-row table:style-name="TableLine1317113538032">
          <table:table-cell table:style-name="Tabla7.A3" office:value-type="string">
            <text:p text:style-name="P33"/>
          </table:table-cell>
          <table:table-cell table:style-name="Tabla7.A2" office:value-type="string">
            <text:p text:style-name="P33"/>
          </table:table-cell>
        </table:table-row>
      </table:table>
      <text:p text:style-name="P17"/>
      <table:table table:name="Tabla8" table:style-name="Tabla8">
        <table:table-column table:style-name="Tabla8.A"/>
        <table:table-row table:style-name="TableLine1317113549552">
          <table:table-cell table:style-name="Tabla8.A1" office:value-type="string">
            <text:p text:style-name="P8">router.delete("/:userId", handlePolicies(["ADMIN"]), userCtrol.deleteUserById);</text:p>
          </table:table-cell>
        </table:table-row>
        <table:table-row table:style-name="TableLine1317113549552">
          <table:table-cell table:style-name="Tabla8.A2" office:value-type="string">
            <text:p text:style-name="P29">Rol: ADMIN</text:p>
          </table:table-cell>
        </table:table-row>
        <table:table-row table:style-name="TableLine1317113549552">
          <table:table-cell table:style-name="Tabla8.A2" office:value-type="string">
            <text:p text:style-name="P13">{</text:p>
            <text:p text:style-name="P14">    <text:span text:style-name="T13">"message"</text:span><text:span text:style-name="T1">: </text:span><text:span text:style-name="T22">"El Administrador eliminó el usuario."</text:span><text:span text:style-name="T1">,</text:span></text:p>
            <text:p text:style-name="P14">    <text:span text:style-name="T13">"user"</text:span><text:span text:style-name="T1">: {</text:span></text:p>
            <text:p text:style-name="P14">        <text:span text:style-name="T13">"acknowledged"</text:span><text:span text:style-name="T1">: </text:span><text:span text:style-name="T24">true</text:span><text:span text:style-name="T1">,</text:span></text:p>
            <text:p text:style-name="P14">        <text:span text:style-name="T13">"deletedCount"</text:span><text:span text:style-name="T1">: </text:span><text:span text:style-name="T28">1</text:span></text:p>
            <text:p text:style-name="P14">    <text:span text:style-name="T1">}</text:span></text:p>
            <text:p text:style-name="P3"><text:span text:style-name="T4">}</text:span></text:p>
          </table:table-cell>
        </table:table-row>
      </table:table>
      <text:p text:style-name="P18"/>
      <table:table table:name="Tabla9" table:style-name="Tabla9">
        <table:table-column table:style-name="Tabla9.A"/>
        <table:table-row table:style-name="TableLine1317113548688">
          <table:table-cell table:style-name="Tabla9.A1" office:value-type="string">
            <text:p text:style-name="P22">router.delete("/:userId", handlePolicies(["ADMIN"]), userCtrol.deleteUserById);</text:p>
          </table:table-cell>
        </table:table-row>
        <table:table-row table:style-name="TableLine1317113548688">
          <table:table-cell table:style-name="Tabla9.A2" office:value-type="string">
            <text:p text:style-name="P31">Rol: <text:span text:style-name="T32">Otro rol.</text:span></text:p>
          </table:table-cell>
        </table:table-row>
        <table:table-row table:style-name="TableLine1317113548688">
          <table:table-cell table:style-name="Tabla9.A2" office:value-type="string">
            <text:p text:style-name="P22"><text:span text:style-name="T7">    </text:span><text:span text:style-name="T12">"message"</text:span><text:span text:style-name="T5">: </text:span><text:span text:style-name="T20">"Acceso denegado. Rol no autorizado."</text:span></text:p>
          </table:table-cell>
        </table:table-row>
      </table:table>
      <text:p text:style-name="P18"/>
      <table:table table:name="Tabla10" table:style-name="Tabla10">
        <table:table-column table:style-name="Tabla10.A" table:number-columns-repeated="2"/>
        <table:table-row table:style-name="TableLine1317113555312">
          <table:table-cell table:style-name="Tabla10.A1" table:number-columns-spanned="2" office:value-type="string">
            <text:p text:style-name="P7">router.post("/premium/:uid", handlePolicies(['USER', 'ADMIN', "PREMIUM"]), userCtrol.updateUserRolePorEmail);</text:p>
          </table:table-cell>
          <table:covered-table-cell/>
        </table:table-row>
        <table:table-row table:style-name="TableLine1317113555312">
          <table:table-cell table:style-name="Tabla10.A2" table:number-columns-spanned="2" office:value-type="string">
            <text:p text:style-name="P28">Rol: ADMIN <text:span text:style-name="T34">o USER o PREMIUM</text:span></text:p>
          </table:table-cell>
          <table:covered-table-cell/>
        </table:table-row>
        <table:table-row table:style-name="Tabla10.3">
          <table:table-cell table:style-name="Tabla10.A3" office:value-type="string">
            <text:p text:style-name="P11">{</text:p>
            <text:p text:style-name="P9"><text:span text:style-name="T8">"role"</text:span>: <text:span text:style-name="T15">"PREMIUM"</text:span></text:p>
            <text:p text:style-name="P3"><text:span text:style-name="T4">}</text:span></text:p>
          </table:table-cell>
          <table:table-cell table:style-name="Tabla10.A2" office:value-type="string">
            <text:p text:style-name="P26">Si el rol es USER lo cambia a PREMIUM.</text:p>
            <text:p text:style-name="P26"/>
            <text:p text:style-name="P26">Si el rol es PREMIUM lo cambia a USER.</text:p>
          </table:table-cell>
        </table:table-row>
        <table:table-row table:style-name="Tabla10.3">
          <table:table-cell table:style-name="Tabla10.A2" table:number-columns-spanned="2" office:value-type="string">
            <text:p text:style-name="P11">{</text:p>
            <text:p text:style-name="P14">    <text:span text:style-name="T13">"message"</text:span><text:span text:style-name="T1">: </text:span><text:span text:style-name="T22">"Rol actualizado exitosamente"</text:span><text:span text:style-name="T1">,</text:span></text:p>
            <text:p text:style-name="P14">    <text:span text:style-name="T13">"user"</text:span><text:span text:style-name="T1">: {</text:span></text:p>
            <text:p text:style-name="P14">        <text:span text:style-name="T13">"_id"</text:span><text:span text:style-name="T1">: </text:span><text:span text:style-name="T22">"6685efd4b86b2a3d1fde0161"</text:span><text:span text:style-name="T1">,</text:span></text:p>
            <text:p text:style-name="P14">        <text:span text:style-name="T13">"first_name"</text:span><text:span text:style-name="T1">: </text:span><text:span text:style-name="T22">"dennis"</text:span><text:span text:style-name="T1">,</text:span></text:p>
            <text:p text:style-name="P14">        <text:span text:style-name="T13">"last_name"</text:span><text:span text:style-name="T1">: </text:span><text:span text:style-name="T22">"rodriguez"</text:span><text:span text:style-name="T1">,</text:span></text:p>
            <text:p text:style-name="P14">        <text:span text:style-name="T13">"email"</text:span><text:span text:style-name="T1">: </text:span><text:span text:style-name="T22">"dennis.mrodriguezc@gmail.com"</text:span><text:span text:style-name="T1">,</text:span></text:p>
            <text:p text:style-name="P14">        <text:span text:style-name="T13">"age"</text:span><text:span text:style-name="T1">: </text:span><text:span text:style-name="T28">42</text:span><text:span text:style-name="T1">,</text:span></text:p>
            <text:p text:style-name="P14">        <text:span text:style-name="T13">"password"</text:span><text:span text:style-name="T1">: </text:span><text:span text:style-name="T22">"$2b$10$475cS9zAhGzHtl8lW3.WyuDP490eTthcFupOFjigqU9cODjOzjLca"</text:span><text:span text:style-name="T1">,</text:span></text:p>
            <text:p text:style-name="P14">        <text:span text:style-name="T13">"role"</text:span><text:span text:style-name="T1">: </text:span><text:span text:style-name="T22">"PREMIUM"</text:span><text:span text:style-name="T1">,</text:span></text:p>
            <text:p text:style-name="P14">        <text:span text:style-name="T13">"last_connection"</text:span><text:span text:style-name="T1">: </text:span><text:span text:style-name="T22">"2024-07-04T00:46:55.398Z"</text:span><text:span text:style-name="T1">,</text:span></text:p>
            <text:p text:style-name="P14">        <text:span text:style-name="T13">"carts"</text:span><text:span text:style-name="T1">: [],</text:span></text:p>
            <text:p text:style-name="P14">        <text:span text:style-name="T13">"__v"</text:span><text:span text:style-name="T1">: </text:span><text:span text:style-name="T28">0</text:span></text:p>
            <text:p text:style-name="P14">    <text:span text:style-name="T1">}</text:span></text:p>
            <text:p text:style-name="P9">}</text:p>
          </table:table-cell>
          <table:covered-table-cell/>
        </table:table-row>
      </table:table>
      <text:p text:style-name="P19"/>
      <text:p text:style-name="P19"/>
      <text:p text:style-name="P19"/>
      <table:table table:name="Tabla4" table:style-name="Tabla4">
        <table:table-column table:style-name="Tabla4.A" table:number-columns-repeated="2"/>
        <text:soft-page-break/>
        <table:table-row table:style-name="TableLine1317113497424">
          <table:table-cell table:style-name="Tabla4.A1" table:number-columns-spanned="2" office:value-type="string">
            <text:p text:style-name="P21">router.post("/premium/:uid", handlePolicies(['USER', 'ADMIN', "PREMIUM"]), userCtrol.updateUserRolePorEmail);</text:p>
          </table:table-cell>
          <table:covered-table-cell/>
        </table:table-row>
        <table:table-row table:style-name="TableLine1317113497424">
          <table:table-cell table:style-name="Tabla4.A2" table:number-columns-spanned="2" office:value-type="string">
            <text:p text:style-name="P30">Rol: ADMIN <text:span text:style-name="T34">o USER o PREMIUM</text:span></text:p>
          </table:table-cell>
          <table:covered-table-cell/>
        </table:table-row>
        <table:table-row table:style-name="Tabla4.3">
          <table:table-cell table:style-name="Tabla4.A3" office:value-type="string">
            <text:p text:style-name="P12">{</text:p>
            <text:p text:style-name="P10"><text:span text:style-name="T8">"role"</text:span>: <text:span text:style-name="T15">"</text:span><text:span text:style-name="T25">ADMIN</text:span><text:span text:style-name="T15">"</text:span></text:p>
            <text:p text:style-name="P5"><text:span text:style-name="T4">}</text:span></text:p>
          </table:table-cell>
          <table:table-cell table:style-name="Tabla4.A2" office:value-type="string">
            <text:p text:style-name="P27">Si el rol es USER <text:span text:style-name="T35">o PREMIUM y lo quiere cambiar a ADMIN</text:span>.</text:p>
          </table:table-cell>
        </table:table-row>
        <table:table-row table:style-name="Tabla4.3">
          <table:table-cell table:style-name="Tabla4.A2" table:number-columns-spanned="2" office:value-type="string">
            <text:p text:style-name="P15"><text:span text:style-name="T1">    </text:span><text:span text:style-name="T11">"message"</text:span><text:span text:style-name="T2">: </text:span><text:span text:style-name="T19">"Error, rol no es válido"</text:span></text:p>
          </table:table-cell>
          <table:covered-table-cell/>
        </table:table-row>
      </table:table>
      <text:p text:style-name="P20"/>
      <table:table table:name="Tabla11" table:style-name="Tabla11">
        <table:table-column table:style-name="Tabla11.A"/>
        <table:table-row table:style-name="TableLine1317113544080">
          <table:table-cell table:style-name="Tabla11.A1" office:value-type="string">
            <text:p text:style-name="P7">router.post("/premium/:uid", handlePolicies(['USER', 'ADMIN', "PREMIUM"]), userCtrol.updateUserRolePorEmail);</text:p>
          </table:table-cell>
        </table:table-row>
        <table:table-row table:style-name="TableLine1317113544080">
          <table:table-cell table:style-name="Tabla11.A2" office:value-type="string">
            <text:p text:style-name="P28">Rol: <text:span text:style-name="T33">Otro usuario</text:span></text:p>
          </table:table-cell>
        </table:table-row>
        <table:table-row table:style-name="TableLine1317113544080">
          <table:table-cell table:style-name="Tabla11.A2" office:value-type="string">
            <text:p text:style-name="P7"><text:span text:style-name="T7"> </text:span><text:span text:style-name="T14">"message"</text:span><text:span text:style-name="T4">: </text:span><text:span text:style-name="T23">"Acceso denegado. Rol no autorizado."</text:span></text:p>
          </table:table-cell>
        </table:table-row>
      </table:table>
      <text:p text:style-name="P19"/>
      <text:p text:style-name="Standard"/>
      <text:p text:style-name="Standard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IBMPlexMono," svg:font-family="'IBMPlexMono,', 'Courier New', ', monospace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3T21:07:07.433000000</meta:creation-date>
    <meta:generator>LibreOffice/7.3.2.2$Windows_X86_64 LibreOffice_project/49f2b1bff42cfccbd8f788c8dc32c1c309559be0</meta:generator>
    <dc:date>2024-07-03T22:12:20.089000000</dc:date>
    <meta:editing-duration>PT1H4M58S</meta:editing-duration>
    <meta:editing-cycles>32</meta:editing-cycles>
    <meta:document-statistic meta:table-count="10" meta:image-count="0" meta:object-count="0" meta:page-count="3" meta:paragraph-count="90" meta:word-count="252" meta:character-count="2831" meta:non-whitespace-character-count="2308"/>
  </office:meta>
</office:document-meta>
</file>